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722cm" svg:height="0.963cm" svg:x="7.47cm" svg:y="1cm">
          <draw:text-box>
            <text:p text:style-name="P1">Watson Unity SDK</text:p>
          </draw:text-box>
        </draw:frame>
        <draw:frame draw:style-name="gr1" draw:text-style-name="P2" draw:layer="layout" svg:width="2.813cm" svg:height="0.64cm" svg:x="8.747cm" svg:y="1.889cm">
          <draw:text-box>
            <text:p text:style-name="P2">Class Diagram</text:p>
          </draw:text-box>
        </draw:frame>
        <draw:custom-shape draw:style-name="gr2" draw:text-style-name="P3" draw:layer="layout" svg:width="2.921cm" svg:height="0.635cm" svg:x="1.889cm" svg:y="3.916cm">
          <text:p text:style-name="P1"><text:span text:style-name="T1">Runnable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628cm" svg:height="0.64cm" svg:x="2.547cm" svg:y="3.281cm">
          <draw:text-box>
            <text:p><text:span text:style-name="T1">Utilities</text:span></text:p>
          </draw:text-box>
        </draw:frame>
        <draw:custom-shape draw:style-name="gr2" draw:text-style-name="P3" draw:layer="layout" svg:width="2.921cm" svg:height="0.635cm" svg:x="1.889cm" svg:y="5.44cm">
          <text:p text:style-name="P1"><text:span text:style-name="T1">Fac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921cm" svg:height="0.635cm" svg:x="1.889cm" svg:y="4.678cm">
          <text:p text:style-name="P1"><text:span text:style-name="T1">Singlet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2.921cm" svg:height="0.635cm" svg:x="1.889cm" svg:y="6.202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747cm" svg:height="0.64cm" svg:x="2.428cm" svg:y="7.218cm">
          <draw:text-box>
            <text:p><text:span text:style-name="T1">Logging</text:span></text:p>
          </draw:text-box>
        </draw:frame>
        <draw:custom-shape draw:style-name="gr2" draw:text-style-name="P3" xml:id="id1" draw:id="id1" draw:layer="layout" svg:width="2.921cm" svg:height="0.635cm" svg:x="1.889cm" svg:y="7.858cm">
          <text:p text:style-name="P1"><text:span text:style-name="T1">Logg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81cm" svg:y1="8.175cm" svg:x2="4.81cm" svg:y2="4.995cm" draw:start-shape="id1" draw:start-glue-point="1" draw:end-shape="id2" draw:end-glue-point="1" svg:d="m4810 8175h500v-3180h-500">
          <text:p/>
        </draw:connector>
        <draw:custom-shape draw:style-name="gr2" draw:text-style-name="P3" xml:id="id4" draw:id="id4" draw:layer="layout" svg:width="2.921cm" svg:height="0.635cm" svg:x="1.889cm" svg:y="8.747cm">
          <text:p text:style-name="P1"><text:span text:style-name="T1">ILogReac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921cm" svg:height="0.635cm" svg:x="6.207cm" svg:y="9.636cm">
          <text:p text:style-name="P1"><text:span text:style-name="T1">FileReac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921cm" svg:height="0.635cm" svg:x="6.207cm" svg:y="8.747cm">
          <text:p text:style-name="P1"><text:span text:style-name="T1">ConsoleReacto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207cm" svg:y1="9.064cm" svg:x2="4.81cm" svg:y2="9.064cm" draw:start-shape="id3" draw:start-glue-point="3" draw:end-shape="id4" draw:end-glue-point="1" svg:d="m6207 9064h-1397">
          <text:p/>
        </draw:connector>
        <draw:connector draw:style-name="gr3" draw:text-style-name="P1" draw:layer="layout" svg:x1="6.207cm" svg:y1="9.953cm" svg:x2="3.349cm" svg:y2="9.382cm" draw:start-shape="id5" draw:start-glue-point="3" draw:end-shape="id4" draw:end-glue-point="2" svg:d="m6207 9953h-2858v-571">
          <text:p/>
        </draw:connector>
        <draw:connector draw:style-name="gr3" draw:text-style-name="P1" draw:layer="layout" svg:x1="1.889cm" svg:y1="6.519cm" svg:x2="1.889cm" svg:y2="4.995cm" draw:start-shape="id6" draw:start-glue-point="3" draw:end-shape="id2" draw:end-glue-point="3" svg:d="m1889 6519h-502v-1524h502">
          <text:p/>
        </draw:connector>
        <draw:frame draw:style-name="gr1" draw:text-style-name="P2" draw:layer="layout" svg:width="1.848cm" svg:height="0.64cm" svg:x="13.503cm" svg:y="3.281cm">
          <draw:text-box>
            <text:p><text:span text:style-name="T1">Services</text:span></text:p>
          </draw:text-box>
        </draw:frame>
        <draw:custom-shape draw:style-name="gr2" draw:text-style-name="P3" xml:id="id8" draw:id="id8" draw:layer="layout" svg:width="2.921cm" svg:height="0.635cm" svg:x="12.938cm" svg:y="3.921cm">
          <text:p text:style-name="P1"><text:span text:style-name="T1">ISer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2.921cm" svg:height="0.635cm" svg:x="12.938cm" svg:y="4.81cm">
          <text:p text:style-name="P1"><text:span text:style-name="T1">T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2.921cm" svg:height="0.635cm" svg:x="12.938cm" svg:y="5.699cm">
          <text:p text:style-name="P1"><text:span text:style-name="T1">ST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2.921cm" svg:height="0.635cm" svg:x="12.938cm" svg:y="6.588cm">
          <text:p text:style-name="P3">Translation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2.921cm" svg:height="0.635cm" svg:x="12.938cm" svg:y="7.477cm">
          <text:p text:style-name="P1"><text:span text:style-name="T1">QA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859cm" svg:y1="7.794cm" svg:x2="15.859cm" svg:y2="4.238cm" draw:start-shape="id7" draw:start-glue-point="1" draw:end-shape="id8" draw:end-glue-point="1" svg:d="m15859 7794h500v-3556h-500">
          <text:p/>
        </draw:connector>
        <draw:connector draw:style-name="gr4" draw:text-style-name="P1" draw:layer="layout" svg:x1="15.859cm" svg:y1="6.905cm" svg:x2="15.859cm" svg:y2="4.238cm" draw:start-shape="id9" draw:start-glue-point="1" draw:end-shape="id8" draw:end-glue-point="1" svg:d="m15859 6905h500v-2667h-500">
          <text:p/>
        </draw:connector>
        <draw:connector draw:style-name="gr4" draw:text-style-name="P1" draw:layer="layout" svg:x1="15.859cm" svg:y1="6.016cm" svg:x2="15.859cm" svg:y2="4.238cm" draw:start-shape="id10" draw:start-glue-point="1" draw:end-shape="id8" draw:end-glue-point="1" svg:d="m15859 6016h500v-1778h-500">
          <text:p/>
        </draw:connector>
        <draw:connector draw:style-name="gr4" draw:text-style-name="P1" draw:layer="layout" svg:x1="15.859cm" svg:y1="5.127cm" svg:x2="15.859cm" svg:y2="4.238cm" draw:start-shape="id11" draw:start-glue-point="1" draw:end-shape="id8" draw:end-glue-point="1" svg:d="m15859 5127h500v-889h-500">
          <text:p/>
        </draw:connector>
        <draw:frame draw:style-name="gr1" draw:text-style-name="P2" draw:layer="layout" svg:width="2.301cm" svg:height="0.64cm" svg:x="2.27cm" svg:y="11.155cm">
          <draw:text-box>
            <text:p><text:span text:style-name="T1">Unity Editor</text:span></text:p>
          </draw:text-box>
        </draw:frame>
        <draw:custom-shape draw:style-name="gr2" draw:text-style-name="P3" draw:layer="layout" svg:width="2.921cm" svg:height="0.635cm" svg:x="1.889cm" svg:y="11.795cm">
          <text:p text:style-name="P1"><text:span text:style-name="T1">ConfigEdi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1cm" svg:height="0.635cm" svg:x="1.889cm" svg:y="12.684cm">
          <text:p text:style-name="P1"><text:span text:style-name="T1">RegisterSD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1cm" svg:height="0.635cm" svg:x="1.889cm" svg:y="13.573cm">
          <text:p text:style-name="P1"><text:span text:style-name="T1">ReportBu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2.921cm" svg:height="0.635cm" svg:x="12.938cm" svg:y="8.366cm">
          <text:p text:style-name="P1"><text:span text:style-name="T1">IConnec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2.921cm" svg:height="0.635cm" svg:x="12.938cm" svg:y="10.144cm">
          <text:p text:style-name="P1"><text:span text:style-name="T1">WSConnec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2.921cm" svg:height="0.635cm" svg:x="12.938cm" svg:y="9.255cm">
          <text:p text:style-name="P1"><text:span text:style-name="T1">RESTConnecto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.859cm" svg:y1="9.572cm" svg:x2="15.859cm" svg:y2="8.683cm" draw:start-shape="id12" draw:start-glue-point="1" draw:end-shape="id13" draw:end-glue-point="1" svg:d="m15859 9572h500v-889h-500">
          <text:p/>
        </draw:connector>
        <draw:connector draw:style-name="gr3" draw:text-style-name="P1" draw:layer="layout" svg:x1="15.859cm" svg:y1="10.461cm" svg:x2="15.859cm" svg:y2="8.683cm" draw:start-shape="id14" draw:start-glue-point="1" draw:end-shape="id13" draw:end-glue-point="1" svg:d="m15859 10461h500v-1778h-500">
          <text:p/>
        </draw:connector>
        <draw:custom-shape draw:style-name="gr2" draw:text-style-name="P3" draw:layer="layout" svg:width="2.921cm" svg:height="0.635cm" svg:x="5.064cm" svg:y="11.795cm">
          <text:p text:style-name="P1"><text:span text:style-name="T1">UpdateSDK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layer="layout" svg:width="5.722cm" svg:height="0.963cm" svg:x="7.47cm" svg:y="1.001cm">
          <draw:text-box>
            <text:p text:style-name="P1">Watson Unity SDK</text:p>
          </draw:text-box>
        </draw:frame>
        <draw:frame draw:style-name="gr1" draw:text-style-name="P2" draw:layer="layout" svg:width="2.077cm" svg:height="0.64cm" svg:x="9.337cm" svg:y="1.889cm">
          <draw:text-box>
            <text:p text:style-name="P2">Data Flow</text:p>
          </draw:text-box>
        </draw:frame>
      </draw:page>
      <draw:page draw:name="page3" draw:style-name="dp1" draw:master-page-name="Default">
        <draw:frame draw:style-name="gr1" draw:layer="layout" svg:width="5.722cm" svg:height="0.963cm" svg:x="7.47cm" svg:y="1.002cm">
          <draw:text-box>
            <text:p text:style-name="P1">Watson Unity SDK</text:p>
          </draw:text-box>
        </draw:frame>
        <draw:frame draw:style-name="gr1" draw:text-style-name="P2" draw:layer="layout" svg:width="3.423cm" svg:height="0.64cm" svg:x="8.651cm" svg:y="1.889cm">
          <draw:text-box>
            <text:p text:style-name="P2">Directory Structure</text:p>
          </draw:text-box>
        </draw:frame>
        <draw:rect draw:style-name="gr5" draw:text-style-name="P3" xml:id="id15" draw:id="id15" draw:layer="layout" svg:width="3.937cm" svg:height="0.635cm" svg:x="4.181cm" svg:y="3.011cm">
          <text:p text:style-name="P1"><text:span text:style-name="T1">Assets/Plugins/Watson/</text:span></text:p>
        </draw:rect>
        <draw:rect draw:style-name="gr5" draw:text-style-name="P3" xml:id="id16" draw:id="id16" draw:layer="layout" svg:width="2.921cm" svg:height="0.635cm" svg:x="8.753cm" svg:y="3.011cm">
          <text:p text:style-name="P3"><text:span text:style-name="T1">Art/</text:span></text:p>
          <text:p text:style-name="P3"><text:span text:style-name="T2">Models &amp; Textures</text:span></text:p>
        </draw:rect>
        <draw:rect draw:style-name="gr5" draw:text-style-name="P3" draw:layer="layout" svg:width="2.921cm" svg:height="0.635cm" svg:x="8.753cm" svg:y="3.773cm">
          <text:p text:style-name="P3"><text:span text:style-name="T1">Docs/</text:span></text:p>
          <text:p text:style-name="P3"><text:span text:style-name="T2">Documentation</text:span></text:p>
        </draw:rect>
        <draw:rect draw:style-name="gr5" draw:text-style-name="P3" draw:layer="layout" svg:width="2.921cm" svg:height="0.635cm" svg:x="8.753cm" svg:y="4.535cm">
          <text:p text:style-name="P3"><text:span text:style-name="T1">Editor/</text:span></text:p>
          <text:p text:style-name="P3"><text:span text:style-name="T2">Unity Editor classes</text:span></text:p>
        </draw:rect>
        <draw:rect draw:style-name="gr5" draw:text-style-name="P3" draw:layer="layout" svg:width="2.921cm" svg:height="0.635cm" svg:x="8.753cm" svg:y="6.059cm">
          <text:p text:style-name="P3"><text:span text:style-name="T1">Logging/</text:span></text:p>
          <text:p text:style-name="P3"><text:span text:style-name="T2">Logging classes</text:span></text:p>
        </draw:rect>
        <draw:rect draw:style-name="gr5" draw:text-style-name="P3" draw:layer="layout" svg:width="2.921cm" svg:height="0.635cm" svg:x="8.753cm" svg:y="6.821cm">
          <text:p text:style-name="P3"><text:span text:style-name="T1">Prefabs/</text:span></text:p>
          <text:p text:style-name="P3"><text:span text:style-name="T2">Unity Prefab Objects</text:span></text:p>
        </draw:rect>
        <draw:rect draw:style-name="gr5" draw:text-style-name="P3" draw:layer="layout" svg:width="2.921cm" svg:height="0.635cm" svg:x="8.753cm" svg:y="7.583cm">
          <text:p text:style-name="P3"><text:span text:style-name="T1">Prefabs/</text:span></text:p>
          <text:p text:style-name="P3"><text:span text:style-name="T2">Unity Prefab Objects</text:span></text:p>
        </draw:rect>
        <draw:rect draw:style-name="gr5" draw:text-style-name="P3" draw:layer="layout" svg:width="2.921cm" svg:height="0.635cm" svg:x="8.753cm" svg:y="9.107cm">
          <text:p text:style-name="P3"><text:span text:style-name="T1">Scenes/</text:span></text:p>
          <text:p text:style-name="P3"><text:span text:style-name="T2">Unity Scenes</text:span></text:p>
        </draw:rect>
        <draw:rect draw:style-name="gr5" draw:text-style-name="P3" xml:id="id17" draw:id="id17" draw:layer="layout" svg:width="2.921cm" svg:height="0.635cm" svg:x="8.753cm" svg:y="9.869cm">
          <text:p text:style-name="P3"><text:span text:style-name="T1">Services/</text:span></text:p>
          <text:p text:style-name="P3"><text:span text:style-name="T2">Service classes</text:span></text:p>
        </draw:rect>
        <draw:rect draw:style-name="gr5" draw:text-style-name="P3" xml:id="id18" draw:id="id18" draw:layer="layout" svg:width="2.921cm" svg:height="0.635cm" svg:x="11.928cm" svg:y="9.869cm">
          <text:p text:style-name="P3"><text:span text:style-name="T1">v1/</text:span></text:p>
          <text:p text:style-name="P3"><text:span text:style-name="T2">Version 1</text:span></text:p>
        </draw:rect>
        <draw:rect draw:style-name="gr5" draw:text-style-name="P3" draw:layer="layout" svg:width="2.921cm" svg:height="0.635cm" svg:x="8.753cm" svg:y="5.297cm">
          <text:p text:style-name="P3"><text:span text:style-name="T1">Examples/</text:span></text:p>
          <text:p text:style-name="P3"><text:span text:style-name="T2">SDK Examples</text:span></text:p>
        </draw:rect>
        <draw:rect draw:style-name="gr5" draw:text-style-name="P3" draw:layer="layout" svg:width="2.921cm" svg:height="0.635cm" svg:x="8.753cm" svg:y="10.631cm">
          <text:p text:style-name="P3"><text:span text:style-name="T1">Utilities/</text:span></text:p>
          <text:p text:style-name="P3"><text:span text:style-name="T2">Utility classes</text:span></text:p>
        </draw:rect>
        <draw:rect draw:style-name="gr5" draw:text-style-name="P3" draw:layer="layout" svg:width="2.921cm" svg:height="0.635cm" svg:x="8.753cm" svg:y="8.345cm">
          <text:p text:style-name="P3"><text:span text:style-name="T1">ThirdParty/</text:span></text:p>
          <text:p text:style-name="P3"><text:span text:style-name="T2">ThirdParty Source</text:span></text:p>
        </draw:rect>
        <draw:connector draw:style-name="gr4" draw:text-style-name="P1" draw:layer="layout" svg:x1="8.118cm" svg:y1="3.328cm" svg:x2="8.753cm" svg:y2="3.328cm" draw:start-shape="id15" draw:end-shape="id16" draw:end-glue-point="3" svg:d="m8118 3328h635">
          <text:p/>
        </draw:connector>
        <draw:connector draw:style-name="gr4" draw:text-style-name="P1" draw:layer="layout" svg:x1="11.674cm" svg:y1="10.186cm" svg:x2="11.928cm" svg:y2="10.186cm" draw:start-shape="id17" draw:start-glue-point="1" draw:end-shape="id18" draw:end-glue-point="3" svg:d="m11674 10186h2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778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hard Lyle</meta:initial-creator>
    <meta:creation-date>2015-09-29T12:27:34.24</meta:creation-date>
    <dc:date>2015-09-29T14:57:18.60</dc:date>
    <dc:creator>Richard Lyle</dc:creator>
    <meta:editing-duration>PT2H14M29S</meta:editing-duration>
    <meta:editing-cycles>5</meta:editing-cycles>
    <meta:generator>OpenOffice/4.0.1$Win32 OpenOffice.org_project/401m5$Build-9714</meta:generator>
    <meta:document-statistic meta:object-count="55"/>
  </office:meta>
</office:document-meta>
</file>